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rsid="000b087e" officeooo:paragraph-rsid="000b087e"/>
    </style:style>
    <style:style style:name="P2" style:family="paragraph" style:parent-style-name="Standard">
      <style:text-properties fo:color="#00a933" loext:opacity="100%"/>
    </style:style>
    <style:style style:name="P3" style:family="paragraph" style:parent-style-name="Standard">
      <style:text-properties fo:color="#00a933" loext:opacity="100%" officeooo:paragraph-rsid="0015e6e3"/>
    </style:style>
    <style:style style:name="P4" style:family="paragraph" style:parent-style-name="Standard">
      <style:text-properties fo:color="#00a933" loext:opacity="100%" officeooo:paragraph-rsid="0017e4dc"/>
    </style:style>
    <style:style style:name="P5" style:family="paragraph" style:parent-style-name="Standard">
      <style:text-properties fo:color="#00a933" loext:opacity="100%" officeooo:rsid="0017e4dc" officeooo:paragraph-rsid="0017e4dc"/>
    </style:style>
    <style:style style:name="P6" style:family="paragraph" style:parent-style-name="Standard">
      <style:text-properties fo:color="#00a933" loext:opacity="100%" officeooo:rsid="0019100c" officeooo:paragraph-rsid="0019100c"/>
    </style:style>
    <style:style style:name="P7" style:family="paragraph" style:parent-style-name="Standard">
      <style:text-properties fo:color="#00a933" loext:opacity="100%" officeooo:paragraph-rsid="001b0201"/>
    </style:style>
    <style:style style:name="P8" style:family="paragraph" style:parent-style-name="Standard">
      <style:text-properties fo:color="#00a933" loext:opacity="100%" officeooo:rsid="001b0201" officeooo:paragraph-rsid="001b0201"/>
    </style:style>
    <style:style style:name="P9" style:family="paragraph" style:parent-style-name="Standard">
      <style:text-properties fo:color="#00a933" loext:opacity="100%" officeooo:rsid="001c5cf2" officeooo:paragraph-rsid="001c5cf2"/>
    </style:style>
    <style:style style:name="P10" style:family="paragraph" style:parent-style-name="Standard">
      <style:text-properties fo:color="#00a933" loext:opacity="100%" officeooo:rsid="00113327" officeooo:paragraph-rsid="00113327"/>
    </style:style>
    <style:style style:name="P11" style:family="paragraph" style:parent-style-name="Standard">
      <style:text-properties fo:color="#00a933" loext:opacity="100%" officeooo:rsid="001cbfc2" officeooo:paragraph-rsid="001cbfc2"/>
    </style:style>
    <style:style style:name="P12" style:family="paragraph" style:parent-style-name="Standard">
      <style:text-properties fo:color="#00a933" loext:opacity="100%" officeooo:paragraph-rsid="001f8e2d"/>
    </style:style>
    <style:style style:name="P13" style:family="paragraph" style:parent-style-name="Standard">
      <style:text-properties fo:color="#00a933" loext:opacity="100%" officeooo:paragraph-rsid="00207e53"/>
    </style:style>
    <style:style style:name="P14" style:family="paragraph" style:parent-style-name="Standard">
      <style:text-properties fo:color="#00a933" loext:opacity="100%" officeooo:rsid="0021d40a" officeooo:paragraph-rsid="0021d40a"/>
    </style:style>
    <style:style style:name="P15" style:family="paragraph" style:parent-style-name="Standard">
      <style:text-properties fo:color="#00a933" loext:opacity="100%" officeooo:rsid="00215918" officeooo:paragraph-rsid="00215918"/>
    </style:style>
    <style:style style:name="P16" style:family="paragraph" style:parent-style-name="Standard">
      <style:text-properties fo:color="#00a933" loext:opacity="100%" officeooo:paragraph-rsid="00230982"/>
    </style:style>
    <style:style style:name="P17" style:family="paragraph" style:parent-style-name="Standard">
      <style:text-properties fo:color="#c9211e" loext:opacity="100%"/>
    </style:style>
    <style:style style:name="P18" style:family="paragraph" style:parent-style-name="Standard">
      <style:text-properties fo:color="#c9211e" loext:opacity="100%"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rsid="000b087e" officeooo:paragraph-rsid="000b087e" style:font-size-asian="20pt" style:font-weight-asian="bold" style:font-size-complex="20pt" style:font-weight-complex="bold"/>
    </style:style>
    <style:style style:name="P20" style:family="paragraph" style:parent-style-name="Standard">
      <style:text-properties officeooo:rsid="000c7d42" officeooo:paragraph-rsid="000c7d42"/>
    </style:style>
    <style:style style:name="P21" style:family="paragraph" style:parent-style-name="Standard">
      <style:text-properties officeooo:rsid="00113327" officeooo:paragraph-rsid="00113327"/>
    </style:style>
    <style:style style:name="P22" style:family="paragraph" style:parent-style-name="Standard">
      <style:text-properties officeooo:paragraph-rsid="001cbfc2"/>
    </style:style>
    <style:style style:name="P23" style:family="paragraph" style:parent-style-name="Standard">
      <style:text-properties officeooo:rsid="001cbfc2" officeooo:paragraph-rsid="001cbfc2"/>
    </style:style>
    <style:style style:name="P24" style:family="paragraph" style:parent-style-name="Standard">
      <style:text-properties officeooo:rsid="001f8e2d" officeooo:paragraph-rsid="001f8e2d"/>
    </style:style>
    <style:style style:name="P25" style:family="paragraph" style:parent-style-name="Standard">
      <style:text-properties officeooo:paragraph-rsid="001f8e2d"/>
    </style:style>
    <style:style style:name="P26" style:family="paragraph" style:parent-style-name="Standard">
      <style:text-properties fo:color="#ec9ba4" loext:opacity="100%"/>
    </style:style>
    <style:style style:name="P27" style:family="paragraph" style:parent-style-name="Standard">
      <style:text-properties fo:color="#000000" loext:opacity="100%"/>
    </style:style>
    <style:style style:name="P28" style:family="paragraph" style:parent-style-name="Standard">
      <style:text-properties fo:color="#ffbf00" loext:opacity="100%"/>
    </style:style>
    <style:style style:name="P29" style:family="paragraph" style:parent-style-name="Standard">
      <style:text-properties fo:color="#c9211e" loext:opacity="100%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17e4dc"/>
    </style:style>
    <style:style style:name="T3" style:family="text">
      <style:text-properties fo:color="#c9211e" loext:opacity="100%" officeooo:rsid="001f8e2d"/>
    </style:style>
    <style:style style:name="T4" style:family="text">
      <style:text-properties fo:color="#c9211e" loext:opacity="100%" officeooo:rsid="00215918"/>
    </style:style>
    <style:style style:name="T5" style:family="text">
      <style:text-properties officeooo:rsid="000e004d"/>
    </style:style>
    <style:style style:name="T6" style:family="text">
      <style:text-properties officeooo:rsid="00113327"/>
    </style:style>
    <style:style style:name="T7" style:family="text">
      <style:text-properties fo:color="#00a933" loext:opacity="100%"/>
    </style:style>
    <style:style style:name="T8" style:family="text">
      <style:text-properties fo:color="#00a933" loext:opacity="100%" officeooo:rsid="001cbfc2"/>
    </style:style>
    <style:style style:name="T9" style:family="text">
      <style:text-properties fo:color="#00a933" loext:opacity="100%" officeooo:rsid="00113327"/>
    </style:style>
    <style:style style:name="T10" style:family="text">
      <style:text-properties fo:color="#00a933" loext:opacity="100%" officeooo:rsid="001f8e2d"/>
    </style:style>
    <style:style style:name="T11" style:family="text">
      <style:text-properties fo:color="#00a933" loext:opacity="100%" officeooo:rsid="00207e53"/>
    </style:style>
    <style:style style:name="T12" style:family="text">
      <style:text-properties officeooo:rsid="0015e6e3"/>
    </style:style>
    <style:style style:name="T13" style:family="text">
      <style:text-properties officeooo:rsid="0017e4dc"/>
    </style:style>
    <style:style style:name="T14" style:family="text">
      <style:text-properties officeooo:rsid="0019100c"/>
    </style:style>
    <style:style style:name="T15" style:family="text">
      <style:text-properties officeooo:rsid="001b0201"/>
    </style:style>
    <style:style style:name="T16" style:family="text">
      <style:text-properties officeooo:rsid="001cbfc2"/>
    </style:style>
    <style:style style:name="T17" style:family="text">
      <style:text-properties officeooo:rsid="001d9a6d"/>
    </style:style>
    <style:style style:name="T18" style:family="text">
      <style:text-properties officeooo:rsid="001f8e2d"/>
    </style:style>
    <style:style style:name="T19" style:family="text">
      <style:text-properties fo:color="#ec9ba4" loext:opacity="100%"/>
    </style:style>
    <style:style style:name="T20" style:family="text">
      <style:text-properties officeooo:rsid="00207e53"/>
    </style:style>
    <style:style style:name="T21" style:family="text">
      <style:text-properties officeooo:rsid="00215918"/>
    </style:style>
    <style:style style:name="T22" style:family="text">
      <style:text-properties officeooo:rsid="0021d40a"/>
    </style:style>
    <style:style style:name="T23" style:family="text">
      <style:text-properties officeooo:rsid="0022d6fc"/>
    </style:style>
    <style:style style:name="T24" style:family="text">
      <style:text-properties officeooo:rsid="002446f4"/>
    </style:style>
    <style:style style:name="T25" style:family="text">
      <style:text-properties officeooo:rsid="00252d7a"/>
    </style:style>
    <style:style style:name="T26" style:family="text">
      <style:text-properties officeooo:rsid="0025326b"/>
    </style:style>
    <style:style style:name="T27" style:family="text">
      <style:text-properties officeooo:rsid="0027bf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FT_SPLIT</text:p>
      <text:p text:style-name="P1"/>
      <text:p text:style-name="P1">static int<text:tab/><text:span text:style-name="T1">ft_count</text:span>(char const *str, char c)</text:p>
      <text:p text:style-name="P1"/>
      <text:p text:style-name="P1">static int<text:tab/><text:span text:style-name="T1">ft_setmalloc</text:span>(char const *str, char sp, char **tab)</text:p>
      <text:p text:style-name="P1"/>
      <text:p text:style-name="P1">static void<text:tab/><text:span text:style-name="T1">ft_filltab</text:span>(char const *str, char c, char **tab)</text:p>
      <text:p text:style-name="P1"/>
      <text:p text:style-name="P1">static void<text:tab/><text:span text:style-name="T1">ft_free</text:span>(char **tab)</text:p>
      <text:p text:style-name="P1"/>
      <text:p text:style-name="P1"/>
      <text:p text:style-name="Standard"/>
      <text:p text:style-name="P18">int main()</text:p>
      <text:p text:style-name="Standard">{</text:p>
      <text:p text:style-name="Standard">int i = 0;</text:p>
      <text:p text:style-name="Standard">char* str = "jexparsxxcommexunxxxroi";</text:p>
      <text:p text:style-name="Standard">char** tab;</text:p>
      <text:p text:style-name="P2">// affiche chaine de depart</text:p>
      <text:p text:style-name="Standard">printf("Chaine initiale : %s \n",str);</text:p>
      <text:p text:style-name="P2">// stocke le resultat dans le tableau 2 dim "tab"</text:p>
      <text:p text:style-name="Standard">tab =<text:span text:style-name="T1"> ft_split</text:span>(str,'x');</text:p>
      <text:p text:style-name="Standard"/>
      <text:p text:style-name="P2">//affichage du resultat, soit chaque mot separes par des "x" </text:p>
      <text:p text:style-name="P2">// qui sont copies dans chaque ligne de "tab" sans le separateur</text:p>
      <text:p text:style-name="Standard"><text:span text:style-name="T24"><text:tab/></text:span>while(tab[i] != NULL) </text:p>
      <text:p text:style-name="Standard"><text:span text:style-name="T24"><text:tab/></text:span>{</text:p>
      <text:p text:style-name="Standard"><text:span text:style-name="T24"><text:tab/><text:tab/></text:span>printf("%d : %s\n",<text:span text:style-name="T25"> </text:span>i,<text:span text:style-name="T25"> </text:span>tab[i]);</text:p>
      <text:p text:style-name="Standard"><text:span text:style-name="T24"><text:tab/><text:tab/></text:span>i++;</text:p>
      <text:p text:style-name="Standard"><text:span text:style-name="T24"><text:tab/></text:span>}</text:p>
      <text:p text:style-name="Standard"/>
      <text:p text:style-name="P2">//j<text:span text:style-name="T27">'appelle ft_free qui</text:span> desalloue<text:span text:style-name="T27"> tout ce qu'il y a dans</text:span> tab<text:span text:style-name="T27">, puis tab</text:span></text:p>
      <text:p text:style-name="P17"><text:span text:style-name="T27">ft_</text:span>free(tab);</text:p>
      <text:p text:style-name="Standard">printf("\n");</text:p>
      <text:p text:style-name="Standard">return 0;</text:p>
      <text:p text:style-name="Standard">}</text:p>
      <text:p text:style-name="Standard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>char **ft_split(char const *str, char c)</text:p>
      <text:p text:style-name="Standard">{</text:p>
      <text:p text:style-name="P4"><text:soft-page-break/>//<text:span text:style-name="T12"> on initie un</text:span> tableau<text:span text:style-name="T12"> 2D</text:span></text:p>
      <text:p text:style-name="P4">// <text:span text:style-name="T12">on cree un entier pour les</text:span> numeros de lignes </text:p>
      <text:p text:style-name="Standard">char **tab;</text:p>
      <text:p text:style-name="Standard">int i;</text:p>
      <text:p text:style-name="P2">// protection en cas de chaine vide</text:p>
      <text:p text:style-name="Standard"><text:span text:style-name="T13"><text:tab/></text:span>if (!str)</text:p>
      <text:p text:style-name="Standard"><text:span text:style-name="T13"><text:tab/><text:tab/></text:span>return (NULL);</text:p>
      <text:p text:style-name="Standard"/>
      <text:p text:style-name="P2">// on compte le nbre de mots<text:span text:style-name="T12"> pour pouvoir</text:span></text:p>
      <text:p text:style-name="P3">// malloc le nombre de mots + 1 puisqu'on demarre a 0 :</text:p>
      <text:p text:style-name="P3">// 4 lignes == 0, 1, 2, 3</text:p>
      <text:p text:style-name="P3">//<text:span text:style-name="T12"> ON N'OUBLIE PAS</text:span> gestion erreur malloc tab</text:p>
      <text:p text:style-name="Standard">i = <text:span text:style-name="T1">ft_count</text:span>(str, c);</text:p>
      <text:p text:style-name="Standard">tab = malloc((i + 1) * sizeof(char *));</text:p>
      <text:p text:style-name="Standard"><text:span text:style-name="T13"><text:tab/></text:span>if (!tab)</text:p>
      <text:p text:style-name="Standard"><text:span text:style-name="T13"><text:tab/><text:tab/></text:span>return (NULL);</text:p>
      <text:p text:style-name="Standard"/>
      <text:p text:style-name="P2">// creation de chaque malloc de chaque morceau de chaine</text:p>
      <text:p text:style-name="P4">// GESTION DU RETOUR ERREUR DE MALLOC DANS SETMALLOC<text:span text:style-name="T23"> : si erreur i=(-1)</text:span></text:p>
      <text:p text:style-name="P4">// dans ce cas on va free tab pour eviter les fuites</text:p>
      <text:p text:style-name="Standard">i = <text:span text:style-name="T1">ft_setmalloc</text:span>(str, c, tab);</text:p>
      <text:p text:style-name="P2"/>
      <text:p text:style-name="Standard"><text:span text:style-name="T13"><text:tab/></text:span>if (i &lt; 0)</text:p>
      <text:p text:style-name="Standard"><text:span text:style-name="T13"><text:tab/></text:span>{</text:p>
      <text:p text:style-name="Standard"><text:span text:style-name="T2"><text:tab/><text:tab/></text:span><text:span text:style-name="T1">ft_free</text:span>(tab);</text:p>
      <text:p text:style-name="Standard"><text:span text:style-name="T13"><text:tab/><text:tab/></text:span>return (NULL);</text:p>
      <text:p text:style-name="Standard"><text:span text:style-name="T13"><text:tab/></text:span>}</text:p>
      <text:p text:style-name="Standard"/>
      <text:p text:style-name="P16">// fermer la colonne de tab avec NULL<text:span text:style-name="T13"> pour pouvoir faire while(tab)</text:span></text:p>
      <text:p text:style-name="P17">tab[i] = NULL<text:span text:style-name="T5">;</text:span></text:p>
      <text:p text:style-name="P17"/>
      <text:p text:style-name="P2">// <text:span text:style-name="T13">ENFIN </text:span>remplissage des lignes du tableau</text:p>
      <text:p text:style-name="Standard"><text:span text:style-name="T13"><text:tab/></text:span>if (i &gt; 0)</text:p>
      <text:p text:style-name="Standard"><text:span text:style-name="T2"><text:tab/><text:tab/></text:span><text:span text:style-name="T1">ft_filltab</text:span>(str, c, tab);</text:p>
      <text:p text:style-name="Standard"/>
      <text:p text:style-name="P5">// fin du split on renvoie l'adresse du tableau finalise</text:p>
      <text:p text:style-name="Standard">return (<text:span text:style-name="T1">tab</text:span>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7">static int ft_count(char const *str, char c)</text:p>
      <text:p text:style-name="Standard">{</text:p>
      <text:p text:style-name="P6">// on cree un compteur pour visiter la string i</text:p>
      <text:p text:style-name="P6">// et un compteur pour le nombre de mots dans la string</text:p>
      <text:p text:style-name="Standard">int i;</text:p>
      <text:p text:style-name="Standard">int <text:span text:style-name="T14">count</text:span>;</text:p>
      <text:p text:style-name="Standard"/>
      <text:p text:style-name="Standard">i = 0;</text:p>
      <text:p text:style-name="Standard">count = 0;</text:p>
      <text:p text:style-name="Standard"/>
      <text:p text:style-name="P6">// on visite la string<text:span text:style-name="T15">, on cherche la fin de string</text:span></text:p>
      <text:p text:style-name="Standard"><text:span text:style-name="T15"><text:tab/></text:span>while (str[i] != '\0')</text:p>
      <text:p text:style-name="Standard"><text:span text:style-name="T15"><text:tab/></text:span>{</text:p>
      <text:p text:style-name="P2">// premier cas, on n'est pas sur un separateur</text:p>
      <text:p text:style-name="Standard"><text:span text:style-name="T15">---<text:tab/><text:tab/></text:span>if (str[i] != c)</text:p>
      <text:p text:style-name="Standard"><text:span text:style-name="T15"><text:tab/><text:tab/></text:span>{</text:p>
      <text:p text:style-name="P2">// count ajoute 1<text:span text:style-name="T15"> mot puis</text:span></text:p>
      <text:p text:style-name="P7">// on rentre dans une boucle pour aller au mot suivant</text:p>
      <text:p text:style-name="Standard"><text:span text:style-name="T15"><text:tab/><text:tab/><text:tab/></text:span>count++;</text:p>
      <text:p text:style-name="P8"><text:tab/></text:p>
      <text:p text:style-name="Standard"><text:span text:style-name="T15"><text:tab/><text:tab/><text:tab/></text:span>while (str[i] &amp;&amp; str[i] != c)</text:p>
      <text:p text:style-name="Standard"><text:span text:style-name="T15"><text:tab/><text:tab/><text:tab/><text:tab/></text:span>i++;</text:p>
      <text:p text:style-name="Standard"><text:span text:style-name="T15"><text:tab/><text:tab/></text:span>}</text:p>
      <text:p text:style-name="P2">// gestion du cas ou il y a plusieurs separateurs<text:span text:style-name="T15"> et on n'est pas en bout de string</text:span></text:p>
      <text:p text:style-name="Standard"><text:span text:style-name="T15">---<text:tab/><text:tab/></text:span>else</text:p>
      <text:p text:style-name="Standard"><text:span text:style-name="T15"><text:tab/><text:tab/><text:tab/></text:span>i++;</text:p>
      <text:p text:style-name="P2">// on retourne au debut de while verifier qu'on est pas en fin de chaine</text:p>
      <text:p text:style-name="Standard"><text:span text:style-name="T15"><text:tab/></text:span>}</text:p>
      <text:p text:style-name="Standard">return (count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static int ft_setmalloc(char const *str, char sp, char **tab)</text:p>
      <text:p text:style-name="Standard">{</text:p>
      <text:p text:style-name="P9"><text:soft-page-break/>// <text:span text:style-name="T1">i</text:span> pour avancer dans la string</text:p>
      <text:p text:style-name="P9">// <text:span text:style-name="T1">letter</text:span> pour la lettre dans chaque mot</text:p>
      <text:p text:style-name="P9">// <text:span text:style-name="T1">line</text:span> pour avancer dans les lignes</text:p>
      <text:p text:style-name="Standard">int i;</text:p>
      <text:p text:style-name="Standard">int letter;</text:p>
      <text:p text:style-name="Standard">int line;</text:p>
      <text:p text:style-name="Standard"/>
      <text:p text:style-name="Standard">i = 0;</text:p>
      <text:p text:style-name="Standard">line = 0;</text:p>
      <text:p text:style-name="Standard"/>
      <text:p text:style-name="P10">// lire la chaine jusqu'au bout</text:p>
      <text:p text:style-name="Standard">while (str[i] != '\0')</text:p>
      <text:p text:style-name="Standard">{</text:p>
      <text:p text:style-name="P21"><text:tab/><text:span text:style-name="T7">// </text:span><text:span text:style-name="T8">re</text:span><text:span text:style-name="T7">initialise lettre pour chaque ligne</text:span></text:p>
      <text:p text:style-name="Standard"><text:span text:style-name="T6"><text:tab/></text:span>letter = 0;</text:p>
      <text:p text:style-name="P21"><text:tab/></text:p>
      <text:p text:style-name="P10"><text:tab/>// si on n'a pas de separateur</text:p>
      <text:p text:style-name="Standard"><text:span text:style-name="T16">---</text:span><text:span text:style-name="T6"><text:tab/></text:span>if (str[i] != sp)</text:p>
      <text:p text:style-name="Standard"><text:span text:style-name="T6"><text:tab/></text:span>{</text:p>
      <text:p text:style-name="P21"><text:tab/><text:tab/><text:span text:style-name="T7">// tant qu'on n'est ni en fin de string ni sur separateur</text:span></text:p>
      <text:p text:style-name="P10"><text:tab/><text:tab/>// avancer dans la lettre du mot en cours, avancer dans la string</text:p>
      <text:p text:style-name="Standard"><text:span text:style-name="T6"><text:tab/><text:tab/></text:span>while (str[i] &amp;&amp; str[i] != sp)</text:p>
      <text:p text:style-name="Standard"><text:span text:style-name="T6"><text:tab/><text:tab/></text:span>{</text:p>
      <text:p text:style-name="Standard"><text:span text:style-name="T6"><text:tab/><text:tab/></text:span><text:span text:style-name="T16"><text:tab/></text:span>letter++;</text:p>
      <text:p text:style-name="Standard"><text:span text:style-name="T6"><text:tab/><text:tab/></text:span><text:span text:style-name="T16"><text:tab/></text:span>i++;</text:p>
      <text:p text:style-name="Standard"><text:span text:style-name="T6"><text:tab/><text:tab/></text:span>}</text:p>
      <text:p text:style-name="Standard"/>
      <text:p text:style-name="P21"><text:tab/><text:tab/><text:span text:style-name="T7">// malloc une </text:span><text:span text:style-name="T8">ligne</text:span><text:span text:style-name="T7"> du no</text:span><text:span text:style-name="T8">mbre de caractere du mot + '\0'</text:span></text:p>
      <text:p text:style-name="Standard"><text:span text:style-name="T6"><text:tab/><text:tab/></text:span>tab[line] = malloc(sizeof(char) * (<text:span text:style-name="T1">letter</text:span> + 1));</text:p>
      <text:p text:style-name="P22"><text:span text:style-name="T6"><text:tab/></text:span><text:span text:style-name="T9"><text:tab/></text:span><text:span text:style-name="T8">// gestion malloc pas fonctionne</text:span></text:p>
      <text:p text:style-name="P22"><text:span text:style-name="T16"><text:tab/><text:tab/></text:span>if (!tab[line])</text:p>
      <text:p text:style-name="Standard"><text:span text:style-name="T6"><text:tab/><text:tab/><text:tab/></text:span>return (-1);</text:p>
      <text:p text:style-name="P23"><text:tab/><text:tab/><text:span text:style-name="T7">// passe line suivante</text:span></text:p>
      <text:p text:style-name="Standard"><text:span text:style-name="T6"><text:tab/><text:tab/></text:span>line++;</text:p>
      <text:p text:style-name="Standard"><text:span text:style-name="T6"><text:tab/><text:tab/></text:span>}</text:p>
      <text:p text:style-name="Standard"><text:span text:style-name="T16">---</text:span><text:span text:style-name="T6"><text:tab/></text:span>else</text:p>
      <text:p text:style-name="Standard"><text:span text:style-name="T6"><text:tab/><text:tab/></text:span>i++;</text:p>
      <text:p text:style-name="Standard">}</text:p>
      <text:p text:style-name="P11">// retourne le nombre de lignes<text:span text:style-name="T17"> pour pouvoir mettre fin de colonne tab a NULL</text:span></text:p>
      <text:p text:style-name="Standard">return (<text:span text:style-name="T1">line</text:span>);</text:p>
      <text:p text:style-name="Standard">}</text:p>
      <text:p text:style-name="Standard"/>
      <text:p text:style-name="P24"/>
      <text:p text:style-name="P24"/>
      <text:p text:style-name="P24"/>
      <text:p text:style-name="P24"/>
      <text:p text:style-name="P24"/>
      <text:p text:style-name="Standard"/>
      <text:p text:style-name="Standard"/>
      <text:p text:style-name="Standard"/>
      <text:p text:style-name="P17">static void ft_filltab(char const *str, char c, char **tab)</text:p>
      <text:p text:style-name="Standard">{</text:p>
      <text:p text:style-name="P12"><text:soft-page-break/>// <text:span text:style-name="T1">i</text:span> pour avancer dans la chaine, </text:p>
      <text:p text:style-name="P12"><text:span text:style-name="T18">// </text:span><text:span text:style-name="T3">line</text:span> pour l<text:span text:style-name="T18">e numero de</text:span> ligne, </text:p>
      <text:p text:style-name="P12"><text:span text:style-name="T18">// </text:span><text:span text:style-name="T1">l</text:span> pour avancer dans chaque ligne</text:p>
      <text:p text:style-name="Standard">int i;</text:p>
      <text:p text:style-name="Standard">int line;</text:p>
      <text:p text:style-name="Standard">int l;</text:p>
      <text:p text:style-name="Standard"/>
      <text:p text:style-name="Standard">i = 0;</text:p>
      <text:p text:style-name="Standard">line = 0;</text:p>
      <text:p text:style-name="Standard"/>
      <text:p text:style-name="P2">// tant que je ne suis pas en fin de chaine initiale</text:p>
      <text:p text:style-name="Standard"><text:span text:style-name="T18"><text:tab/></text:span>while (str[i] != '\0')</text:p>
      <text:p text:style-name="P28"><text:span text:style-name="T18"><text:tab/></text:span>{</text:p>
      <text:p text:style-name="P2">// je <text:span text:style-name="T18">me remets en debut de </text:span>ligne<text:span text:style-name="T18"> courante</text:span> dans le tableau</text:p>
      <text:p text:style-name="Standard"><text:span text:style-name="T18"><text:tab/><text:tab/></text:span>l = 0;</text:p>
      <text:p text:style-name="P2"/>
      <text:p text:style-name="P2"><text:span text:style-name="T20"><text:tab/><text:tab/></text:span>// si pas <text:span text:style-name="T20">SEPARATEUR</text:span></text:p>
      <text:p text:style-name="Standard"><text:span text:style-name="T20">------</text:span><text:span text:style-name="T18"><text:tab/><text:tab/></text:span>if (str[i] != c)</text:p>
      <text:p text:style-name="Standard"><text:span text:style-name="T18"><text:tab/><text:tab/></text:span><text:span text:style-name="T19">{</text:span></text:p>
      <text:p text:style-name="P2"><text:span text:style-name="T18"><text:tab/><text:tab/></text:span>// tant que je ne suis pas en fin de chaine initiale ou sur separateur</text:p>
      <text:p text:style-name="P25"><text:span text:style-name="T18"><text:tab/><text:tab/><text:tab/></text:span>while (str[i] &amp;&amp; str[i] != c)</text:p>
      <text:p text:style-name="Standard"><text:span text:style-name="T18"><text:tab/><text:tab/><text:tab/></text:span><text:span text:style-name="T1">{</text:span></text:p>
      <text:p text:style-name="P13"><text:span text:style-name="T18"><text:tab/><text:tab/><text:tab/></text:span>// je copie <text:span text:style-name="T20">chaque</text:span> caractere de la chaine dans la ligne<text:span text:style-name="T18"> courante</text:span> </text:p>
      <text:p text:style-name="P13"><text:span text:style-name="T20"><text:tab/><text:tab/><text:tab/>// </text:span>du tableau<text:span text:style-name="T20"> jusqu'a fin de chaine ou separateur</text:span></text:p>
      <text:p text:style-name="Standard"><text:span text:style-name="T18"><text:tab/><text:tab/><text:tab/></text:span>tab[line][l] = str[i];</text:p>
      <text:p text:style-name="Standard"><text:span text:style-name="T18"><text:tab/><text:tab/><text:tab/></text:span>l++;</text:p>
      <text:p text:style-name="Standard"><text:span text:style-name="T18"><text:tab/><text:tab/><text:tab/></text:span>i++;</text:p>
      <text:p text:style-name="Standard"><text:span text:style-name="T18"><text:tab/><text:tab/><text:tab/></text:span><text:span text:style-name="T1">}</text:span></text:p>
      <text:p text:style-name="P2"><text:span text:style-name="T20"><text:tab/></text:span><text:span text:style-name="T18"><text:tab/></text:span>// l<text:span text:style-name="T20">e mot ou la chaine est</text:span> finie, je mets<text:span text:style-name="T21"> donc</text:span> le caractere de fin de ligne</text:p>
      <text:p text:style-name="Standard"><text:span text:style-name="T18"><text:tab/></text:span><text:span text:style-name="T20"><text:tab/></text:span>tab[line][l] = '\0';</text:p>
      <text:p text:style-name="Standard"><text:span text:style-name="T20"><text:tab/></text:span><text:span text:style-name="T18"><text:tab/></text:span><text:span text:style-name="T7">// je passe a la ligne suivante</text:span></text:p>
      <text:p text:style-name="Standard"><text:span text:style-name="T18"><text:tab/></text:span><text:span text:style-name="T20"><text:tab/></text:span>line++;</text:p>
      <text:p text:style-name="P26"><text:span text:style-name="T18"><text:tab/><text:tab/></text:span>}</text:p>
      <text:p text:style-name="P26"/>
      <text:p text:style-name="Standard"><text:span text:style-name="T18"><text:tab/></text:span><text:span text:style-name="T10"><text:tab/></text:span><text:span text:style-name="T7">// s</text:span><text:span text:style-name="T11">'il y a un SEPARATEUR </text:span><text:span text:style-name="T7">j'avance dans la chaine initiale</text:span></text:p>
      <text:p text:style-name="Standard"><text:span text:style-name="T20">------</text:span><text:span text:style-name="T18"><text:tab/><text:tab/></text:span>else</text:p>
      <text:p text:style-name="Standard"><text:span text:style-name="T18"><text:tab/><text:tab/><text:tab/></text:span>i++;</text:p>
      <text:p text:style-name="P28"><text:span text:style-name="T18"><text:tab/></text:span>}</text:p>
      <text:p text:style-name="P27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static void ft_free(char **tab)</text:p>
      <text:p text:style-name="Standard">{</text:p>
      <text:p text:style-name="P15"><text:soft-page-break/>// je cree un indice de ligne de tableau</text:p>
      <text:p text:style-name="Standard">int <text:span text:style-name="T4">line</text:span>;</text:p>
      <text:p text:style-name="Standard"/>
      <text:p text:style-name="Standard"><text:span text:style-name="T21">line</text:span> = 0;</text:p>
      <text:p text:style-name="Standard"/>
      <text:p text:style-name="P14"><text:tab/>// tant qu'il y a une ligne dans le tableau</text:p>
      <text:p text:style-name="P14"><text:tab/>// je free la ligne</text:p>
      <text:p text:style-name="Standard"><text:span text:style-name="T22"><text:tab/></text:span>while (tab[<text:span text:style-name="T21">line</text:span>])</text:p>
      <text:p text:style-name="Standard"><text:span text:style-name="T22"><text:tab/></text:span>{</text:p>
      <text:p text:style-name="Standard"><text:span text:style-name="T22"><text:tab/><text:tab/></text:span>free(tab[<text:span text:style-name="T21">line</text:span>]);</text:p>
      <text:p text:style-name="Standard"><text:span text:style-name="T22"><text:tab/><text:tab/></text:span><text:span text:style-name="T26">line</text:span>++;</text:p>
      <text:p text:style-name="Standard"><text:span text:style-name="T22"><text:tab/></text:span>}</text:p>
      <text:p text:style-name="P14">// les lignes sont free, je peux free le tableau</text:p>
      <text:p text:style-name="Standard">free(tab);</text:p>
      <text:p text:style-name="Standard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09:28:19.238577237</meta:creation-date>
    <dc:date>2023-02-06T12:00:34.603284511</dc:date>
    <meta:editing-duration>PT2H12M19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6" meta:paragraph-count="180" meta:word-count="836" meta:character-count="4308" meta:non-whitespace-character-count="3497"/>
  </office:meta>
</office:document-meta>
</file>